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F1" svg:font-family="" style:font-family-generic="roman"/>
    <style:font-face style:name="Arial1" svg:font-family="Arial, Arial" style:font-family-generic="swiss"/>
    <style:font-face style:name="Calibri1" svg:font-family="Calibri, Calibri" style:font-family-generic="swiss"/>
    <style:font-face style:name="Lucida Sans1" svg:font-family="'Lucida Sans'" style:font-family-generic="swiss"/>
    <style:font-face style:name="OptimusPrinceps" svg:font-family="OptimusPrinceps" style:font-pitch="variable"/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3in" fo:margin-right="0.3in" fo:margin-top="0.0201in" fo:margin-bottom="0.0201in" fo:line-height="115%" fo:text-indent="0in" style:auto-text-indent="false" style:page-number="auto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margin-left="0.3in" fo:margin-right="0.3in" fo:margin-top="0.0201in" fo:margin-bottom="0.0201in" fo:line-height="115%" fo:text-align="center" style:justify-single-word="false" fo:text-indent="0in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.3in" fo:margin-right="0.3in" fo:margin-top="0.0201in" fo:margin-bottom="0.0201in" fo:line-height="115%" fo:text-align="center" style:justify-single-word="false" fo:text-indent="0in" style:auto-text-indent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margin-left="0.3in" fo:margin-right="0.3in" fo:margin-top="0.0201in" fo:margin-bottom="0.0201in" fo:line-height="115%" fo:text-align="center" style:justify-single-word="false" fo:text-indent="0in" style:auto-text-indent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margin-left="0.3in" fo:margin-right="0.3in" fo:margin-top="0.0201in" fo:margin-bottom="0.0201in" fo:line-height="115%" fo:text-align="center" style:justify-single-word="false" fo:text-indent="0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3in" fo:margin-right="0.3in" fo:margin-top="0.0201in" fo:margin-bottom="0.0201in" fo:line-height="115%" fo:text-align="end" style:justify-single-word="false" fo:text-indent="0in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 fo:font-weight="bold" style:font-weight-asian="bold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Default" style:list-style-name="L2">
      <style:paragraph-properties fo:margin-top="0.0201in" fo:margin-bottom="0.0201in" fo:line-height="115%"/>
      <style:text-properties fo:font-weight="bold" style:font-weight-asian="bold" style:font-weight-complex="bold"/>
    </style:style>
    <style:style style:name="P10" style:family="paragraph" style:parent-style-name="Default" style:list-style-name="L2">
      <style:paragraph-properties fo:margin-top="0.0201in" fo:margin-bottom="0.0201in" fo:line-height="115%"/>
    </style:style>
    <style:style style:name="P11" style:family="paragraph" style:parent-style-name="Default" style:list-style-name="L2">
      <style:paragraph-properties fo:margin-top="0.0201in" fo:margin-bottom="0.0201in" fo:line-height="115%"/>
      <style:text-properties fo:font-size="6pt" fo:font-weight="bold" style:font-size-asian="6pt" style:font-weight-asian="bold" style:font-size-complex="6pt" style:font-weight-complex="bold"/>
    </style:style>
    <style:style style:name="P12" style:family="paragraph" style:parent-style-name="Default">
      <style:paragraph-properties fo:margin-left="0.3in" fo:margin-right="0.3in" fo:margin-top="0.0201in" fo:margin-bottom="0.0201in" fo:line-height="115%" fo:text-indent="0in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Default">
      <style:paragraph-properties fo:margin-left="0.3in" fo:margin-right="0.3in" fo:margin-top="0.0201in" fo:margin-bottom="0.0201in" fo:line-height="115%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Default">
      <style:paragraph-properties fo:margin-left="0in" fo:margin-right="0.3in" fo:margin-top="0.0201in" fo:margin-bottom="0.0201in" fo:line-height="115%" fo:text-align="justify" style:justify-single-word="false" fo:text-indent="0in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Default" style:master-page-name="">
      <style:paragraph-properties fo:margin-left="0in" fo:margin-right="0.3in" fo:margin-top="0.0201in" fo:margin-bottom="0.0201in" fo:line-height="115%" fo:text-align="start" style:justify-single-word="false" fo:text-indent="0in" style:auto-text-indent="false" style:page-number="auto" style:text-autospace="non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Default" style:master-page-name="">
      <style:paragraph-properties fo:margin-left="0.3in" fo:margin-right="0.3in" fo:margin-top="0.0201in" fo:margin-bottom="0.0201in" fo:line-height="115%" fo:text-align="justify" style:justify-single-word="false" fo:text-indent="0.5in" style:auto-text-indent="false" style:page-number="auto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Default">
      <style:paragraph-properties fo:margin-left="0.3in" fo:margin-right="0.3in" fo:margin-top="0.0201in" fo:margin-bottom="0.0201in" fo:line-height="115%" fo:text-align="justify" style:justify-single-word="false" fo:text-indent="0.5in" style:auto-text-indent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PTO. INFORMATICA - I.E.S. SAN SEBASTIÁN</text:p>
      <text:p text:style-name="P2">MÓDULO PROYECTO</text:p>
      <text:p text:style-name="P2">C.F.G.S. DESARROLLO DE APLICACIONES WEB</text:p>
      <text:p text:style-name="P2">TÍTULO DEL PROYECTO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ROS ONLIN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Autor: Luis Javier Velázquez Murillo </text:p>
      <text:p text:style-name="P6">Fecha: 10/6/2018 </text:p>
      <text:p text:style-name="P6">Tutor: Antonio José Vazquez Romero </text:p>
      <text:p text:style-name="P12"><text:soft-page-break/>ÍNDICE </text:p>
      <text:list xml:id="list1718692960419661912" text:style-name="L2">
        <text:list-item>
          <text:p text:style-name="P9">1.Introducción</text:p>
          <text:list>
            <text:list-item>
              <text:p text:style-name="P10">1.1 Introducción a la memoria </text:p>
            </text:list-item>
            <text:list-item>
              <text:p text:style-name="P10">1.2 Descripción </text:p>
            </text:list-item>
            <text:list-item>
              <text:p text:style-name="P10">1.3 Objetivos generales </text:p>
            </text:list-item>
            <text:list-item>
              <text:p text:style-name="P10">1.4 Beneficios</text:p>
            </text:list-item>
            <text:list-item>
              <text:p text:style-name="P10">1.5 Motivaciones personales </text:p>
            </text:list-item>
            <text:list-item>
              <text:p text:style-name="P10">1.6 Estructura de la memoria</text:p>
            </text:list-item>
            <text:list-item>
              <text:p text:style-name="P9"/>
            </text:list-item>
          </text:list>
        </text:list-item>
        <text:list-item>
          <text:p text:style-name="P9">2.Estudio de viabilidad </text:p>
          <text:list>
            <text:list-item>
              <text:p text:style-name="P10">2.1 Introducción</text:p>
              <text:list>
                <text:list-item>
                  <text:list>
                    <text:list-item>
                      <text:p text:style-name="P10">2.1.1 Tipología y palabras clave</text:p>
                    </text:list-item>
                    <text:list-item>
                      <text:p text:style-name="P10">2.1.2 Descripción </text:p>
                    </text:list-item>
                    <text:list-item>
                      <text:p text:style-name="P10">2.1.3 Objetivos del proyecto</text:p>
                    </text:list-item>
                    <text:list-item>
                      <text:p text:style-name="P10">2.1.4 Clasificación de los objetivos </text:p>
                    </text:list-item>
                    <text:list-item>
                      <text:p text:style-name="P10">2.1.5 Definiciones, acrónimos y abreviaciones </text:p>
                    </text:list-item>
                    <text:list-item>
                      <text:p text:style-name="P10">2.1.6 Partes interesadas</text:p>
                    </text:list-item>
                    <text:list-item>
                      <text:p text:style-name="P10">2.1.7 Referencias</text:p>
                    </text:list-item>
                    <text:list-item>
                      <text:p text:style-name="P10">2.1.8 Documentación del proyecto 18</text:p>
                    </text:list-item>
                  </text:list>
                </text:list-item>
              </text:list>
            </text:list-item>
            <text:list-item>
              <text:p text:style-name="P10">2.2 Estudio de la situación actual </text:p>
              <text:list>
                <text:list-item>
                  <text:list>
                    <text:list-item>
                      <text:p text:style-name="P10">2.2.1 Contexto </text:p>
                    </text:list-item>
                    <text:list-item>
                      <text:p text:style-name="P10">2.2.2 Lógica del sistema </text:p>
                    </text:list-item>
                    <text:list-item>
                      <text:p text:style-name="P10">2.2.3 Descripción física </text:p>
                    </text:list-item>
                    <text:list-item>
                      <text:p text:style-name="P10">2.2.4 Diagnóstico del sistema actual </text:p>
                    </text:list-item>
                    <text:list-item>
                      <text:p text:style-name="P10">2.2.5 Normativa y legislación </text:p>
                    </text:list-item>
                  </text:list>
                </text:list-item>
              </text:list>
            </text:list-item>
            <text:list-item>
              <text:p text:style-name="P10">2.2 Estudio de la situación actual </text:p>
              <text:list>
                <text:list-item>
                  <text:list>
                    <text:list-item>
                      <text:p text:style-name="P10">2.2.1 Contexto </text:p>
                    </text:list-item>
                    <text:list-item>
                      <text:p text:style-name="P10">2.2.2 Lógica del sistema </text:p>
                    </text:list-item>
                    <text:list-item>
                      <text:p text:style-name="P10">2.2.3 Descripción física</text:p>
                    </text:list-item>
                    <text:list-item>
                      <text:p text:style-name="P10">2.2.4 Diagnóstico del sistema actual <text:s/></text:p>
                    </text:list-item>
                    <text:list-item>
                      <text:p text:style-name="P10">2.2.5 Normativa y legislación </text:p>
                    </text:list-item>
                  </text:list>
                </text:list-item>
              </text:list>
            </text:list-item>
            <text:list-item>
              <text:p text:style-name="P10"><text:soft-page-break/>2.3 Requisitos del sistema </text:p>
              <text:list>
                <text:list-item>
                  <text:list>
                    <text:list-item>
                      <text:p text:style-name="P10">2.3.1 Requisitos </text:p>
                    </text:list-item>
                    <text:list-item>
                      <text:p text:style-name="P10">2.3.2 Restricciones del sistema </text:p>
                    </text:list-item>
                    <text:list-item>
                      <text:p text:style-name="P10">2.3.3 Catalogación y priorización de los requisitos </text:p>
                    </text:list-item>
                  </text:list>
                </text:list-item>
              </text:list>
            </text:list-item>
            <text:list-item>
              <text:p text:style-name="P10">2.4 Alternativas y selección de la solución </text:p>
              <text:list>
                <text:list-item>
                  <text:list>
                    <text:list-item>
                      <text:p text:style-name="P10">2.4.1 Alternativa 1: </text:p>
                    </text:list-item>
                    <text:list-item>
                      <text:p text:style-name="P10">2.4.2 Alternativa 2: </text:p>
                    </text:list-item>
                    <text:list-item>
                      <text:p text:style-name="P10">2.4.x Conclusiones </text:p>
                    </text:list-item>
                  </text:list>
                </text:list-item>
              </text:list>
            </text:list-item>
            <text:list-item>
              <text:p text:style-name="P10">2.5 Planificación del proyecto </text:p>
              <text:list>
                <text:list-item>
                  <text:list>
                    <text:list-item>
                      <text:p text:style-name="P10">2.5.1 Recursos del proyecto </text:p>
                    </text:list-item>
                    <text:list-item>
                      <text:p text:style-name="P10">2.5.2 Tareas del proyecto </text:p>
                    </text:list-item>
                    <text:list-item>
                      <text:p text:style-name="P10">2.5.3 Planificación temporal </text:p>
                    </text:list-item>
                  </text:list>
                </text:list-item>
              </text:list>
            </text:list-item>
            <text:list-item>
              <text:p text:style-name="P10">2.6 Evaluación de riesgos </text:p>
              <text:list>
                <text:list-item>
                  <text:list>
                    <text:list-item>
                      <text:p text:style-name="P10">2.6.1 Lista de riesgos </text:p>
                    </text:list-item>
                    <text:list-item>
                      <text:p text:style-name="P10">2.6.2 Catalogación de riesgos </text:p>
                    </text:list-item>
                    <text:list-item>
                      <text:p text:style-name="P10">2.6.3 Plan de contingencia </text:p>
                    </text:list-item>
                    <text:list-item>
                      <text:p text:style-name="P10"/>
                    </text:list-item>
                  </text:list>
                </text:list-item>
              </text:list>
            </text:list-item>
            <text:list-item>
              <text:p text:style-name="P10">2.7 Presupuesto </text:p>
              <text:list>
                <text:list-item>
                  <text:list>
                    <text:list-item>
                      <text:p text:style-name="P10">2.7.1 Estimación de coste material </text:p>
                    </text:list-item>
                    <text:list-item>
                      <text:p text:style-name="P10">2.7.2 Estimación de coste personal </text:p>
                    </text:list-item>
                    <text:list-item>
                      <text:p text:style-name="P10">2.7.3 Resumen y análisis coste beneficio </text:p>
                    </text:list-item>
                  </text:list>
                </text:list-item>
              </text:list>
            </text:list-item>
            <text:list-item>
              <text:p text:style-name="P10">2.8 Conclusiones </text:p>
              <text:list>
                <text:list-item>
                  <text:list>
                    <text:list-item>
                      <text:p text:style-name="P10">2.8.1 Beneficios </text:p>
                    </text:list-item>
                    <text:list-item>
                      <text:p text:style-name="P10">2.8.2 Inconvenientes </text:p>
                    </text:list-item>
                  </text:list>
                </text:list-item>
              </text:list>
            </text:list-item>
          </text:list>
          <text:p text:style-name="P11"/>
        </text:list-item>
        <text:list-item>
          <text:p text:style-name="P9">3.Análisis</text:p>
          <text:list>
            <text:list-item>
              <text:p text:style-name="P10">3.1 Introducción </text:p>
            </text:list-item>
            <text:list-item>
              <text:p text:style-name="P10">3.2 Requisitos funcionales de usuarios </text:p>
            </text:list-item>
            <text:list-item>
              <text:p text:style-name="P10">3.3 Requisitos no funcionales </text:p>
            </text:list-item>
            <text:list-item>
              <text:p text:style-name="P10">3.4 Diagramas de casos de uso / Casos de uso </text:p>
            </text:list-item>
            <text:list-item>
              <text:p text:style-name="P10">3.5 Diagramas lógigo de datos </text:p>
            </text:list-item>
            <text:list-item>
              <text:p text:style-name="P10">3.6 Diagramas de clases </text:p>
            </text:list-item>
            <text:list-item>
              <text:p text:style-name="P10"><text:soft-page-break/>3.7 Diagramas de interacción </text:p>
            </text:list-item>
            <text:list-item>
              <text:p text:style-name="P10">3.8 Menús de navegación </text:p>
            </text:list-item>
            <text:list-item>
              <text:p text:style-name="P10">3.9 Conclusión del análisis </text:p>
            </text:list-item>
          </text:list>
          <text:p text:style-name="P11"/>
        </text:list-item>
        <text:list-item>
          <text:p text:style-name="P9">4.Diseño </text:p>
          <text:list>
            <text:list-item>
              <text:p text:style-name="P10">4.1 Introducción </text:p>
              <text:list>
                <text:list-item>
                  <text:list>
                    <text:list-item>
                      <text:p text:style-name="P10">4.1.1. Selección del entorno de desarrollo </text:p>
                    </text:list-item>
                    <text:list-item>
                      <text:p text:style-name="P10">4.1.2. Selección de base de datos </text:p>
                    </text:list-item>
                  </text:list>
                </text:list-item>
              </text:list>
            </text:list-item>
            <text:list-item>
              <text:p text:style-name="P10">4.2 Configuración de la plataforma </text:p>
            </text:list-item>
            <text:list-item>
              <text:p text:style-name="P10">4.3 Capas de la aplicación </text:p>
            </text:list-item>
            <text:list-item>
              <text:p text:style-name="P10">4.4 Estructura de la base de datos </text:p>
            </text:list-item>
            <text:list-item>
              <text:p text:style-name="P10">4.5 Arquitectura de la aplicación </text:p>
            </text:list-item>
          </text:list>
          <text:p text:style-name="P11"/>
        </text:list-item>
        <text:list-item>
          <text:p text:style-name="P9">5.Implementación </text:p>
          <text:list>
            <text:list-item>
              <text:p text:style-name="P10">5.1 Introducción</text:p>
            </text:list-item>
            <text:list-item>
              <text:p text:style-name="P10">5.2 Codificación de las diferentes capas </text:p>
            </text:list-item>
            <text:list-item>
              <text:p text:style-name="P10">5.3 Integración de las herramientas de apoyo </text:p>
            </text:list-item>
          </text:list>
          <text:p text:style-name="P11"/>
        </text:list-item>
        <text:list-item>
          <text:p text:style-name="P9">6.Pruebas </text:p>
          <text:list>
            <text:list-item>
              <text:p text:style-name="P10">6.1 Introducción </text:p>
            </text:list-item>
            <text:list-item>
              <text:p text:style-name="P10">6.2 Pruebas </text:p>
            </text:list-item>
            <text:list-item>
              <text:p text:style-name="P10">6.3 Resultados Obtenidos </text:p>
            </text:list-item>
            <text:list-item>
              <text:p text:style-name="P10">6.4 Conclusiones </text:p>
            </text:list-item>
          </text:list>
          <text:p text:style-name="P11"/>
        </text:list-item>
        <text:list-item>
          <text:p text:style-name="P9">7.Conclusiones </text:p>
          <text:list>
            <text:list-item>
              <text:p text:style-name="P10">7.1 Conclusiones finales </text:p>
            </text:list-item>
            <text:list-item>
              <text:p text:style-name="P10">7.2 Desviaciones temporales </text:p>
            </text:list-item>
            <text:list-item>
              <text:p text:style-name="P10">7.3 Posibles ampliaciones y modificaciones </text:p>
            </text:list-item>
            <text:list-item>
              <text:p text:style-name="P10">7.4 Valoración personal </text:p>
            </text:list-item>
          </text:list>
          <text:p text:style-name="P11"/>
        </text:list-item>
        <text:list-item>
          <text:p text:style-name="P9">8.Bibliografía </text:p>
        </text:list-item>
        <text:list-item>
          <text:p text:style-name="P9">9.Glosario </text:p>
        </text:list-item>
        <text:list-item>
          <text:p text:style-name="P9">10.Anexo </text:p>
        </text:list-item>
      </text:list>
      <text:p text:style-name="P13"/>
      <text:p text:style-name="P15"><text:soft-page-break/>1.Introducción</text:p>
      <text:p text:style-name="P16">Los juegos de rol de hoy en día se basan en gráficos y una gran jugabilidad para, así, <text:s/>captar la atención completa de los jugadores. Aún así, a día de hoy, los juegos de rol de texto siguen teniendo popularidad entre aquellos jugadores que prefieren escribir ellos mismos sus aventuras.</text:p>
      <text:p text:style-name="P17"><text:span text:style-name="T1"/></text:p>
      <text:p text:style-name="P17"><text:span text:style-name="T1">AUROS</text:span> es una migración con rediseño de un juego de rol web de texto llamado <text:span text:style-name="T1">Lifo</text:span> creado en 2006 por Luis Quesada Torres. Lifo fue creado como un proyecto personal que pretendía crear un sitio web que compartiese lo básico de un juego de rol y la funcionalidad de un foro online, dando así como resultado un juego simple pero adictivo, que permitía crear unir jugadores bajo una misma comunidad.</text:p>
      <text:p text:style-name="P17"/>
      <text:p text:style-name="P17">En 2014 el código fuente fue liberado, permitiendo así su libre uso y distribución. El fin del proyecto es reescribirlo y actualizarlo para que así permita más funcionalidades y esté a la altura de los juegos de hoy en día.</text:p>
      <text:p text:style-name="P17"/>
      <text:p text:style-name="P17">Para conseguir estos objetivos se ha decidido optar por el uso de tecnologías de software libre. Se ha usado el Framework Boostrapt 4(HTML, CSS, Bootstrap, y Javascript) para la interfaz, el framework Symfony 4.1 (PHP) para el programa y MySQL para la base de datos.</text:p>
      <text:p text:style-name="P17"/>
      <text:p text:style-name="P15">2.Estudio de viabilidad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/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F1" svg:font-family="" style:font-family-generic="roman"/>
    <style:font-face style:name="Arial1" svg:font-family="Arial, Arial" style:font-family-generic="swiss"/>
    <style:font-face style:name="Calibri1" svg:font-family="Calibri, Calibri" style:font-family-generic="swiss"/>
    <style:font-face style:name="Lucida Sans1" svg:font-family="'Lucida Sans'" style:font-family-generic="swiss"/>
    <style:font-face style:name="OptimusPrinceps" svg:font-family="OptimusPrinceps" style:font-pitch="variable"/>
    <style:font-face style:name="OptimusPrincepsSemiBold" svg:font-family="OptimusPrincepsSemiBold" style:font-pitch="variable"/>
    <style:font-face style:name="OptimusPrincepsSemiBold1" svg:font-family="OptimusPrincepsSemi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letter-kerning="true" style:font-name-asian="F" style:font-size-asian="12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3.4625in" style:rel-column-width="32767*"/>
    </style:style>
    <style:style style:name="Tabla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a1.B1" style:family="table-cell">
      <style:table-cell-properties fo:padding="0.0382in" fo:border="0.0007in solid #000000"/>
    </style:style>
    <style:style style:name="MP1" style:family="paragraph" style:parent-style-name="Table_20_Contents">
      <style:text-properties style:font-name="Arial" fo:font-weight="bold" style:font-weight-asian="bold" style:font-weight-complex="bold"/>
    </style:style>
    <style:style style:name="MP2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 table:number-columns-repeated="2"/>
          <table:table-header-rows>
            <table:table-row>
              <table:table-cell table:style-name="Tabla1.A1" office:value-type="string">
                <text:p text:style-name="MP1">Desarrollo de Aplicaciones Web</text:p>
              </table:table-cell>
              <table:table-cell table:style-name="Tabla1.B1" office:value-type="string">
                <text:p text:style-name="MP2">AUROS ONLINE</text:p>
              </table:table-cell>
            </table:table-row>
          </table:table-header-rows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6-18T13:30:16.52</meta:creation-date>
    <dc:date>2018-06-18T14:35:39.01</dc:date>
    <meta:editing-duration>PT32M31S</meta:editing-duration>
    <meta:editing-cycles>2</meta:editing-cycles>
    <meta:generator>OpenOffice/4.1.5$Win32 OpenOffice.org_project/415m1$Build-9789</meta:generator>
    <meta:document-statistic meta:table-count="1" meta:image-count="0" meta:object-count="0" meta:page-count="5" meta:paragraph-count="104" meta:word-count="616" meta:character-count="3848"/>
  </office:meta>
</office:document-meta>
</file>